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P22" style:family="paragraph" style:parent-style-name="Text_20_body">
      <style:text-properties officeooo:paragraph-rsid="0046dd26"/>
    </style:style>
    <style:style style:name="P23" style:family="paragraph" style:parent-style-name="Text_20_body">
      <style:text-properties officeooo:paragraph-rsid="00539aec"/>
    </style:style>
    <style:style style:name="P24" style:family="paragraph" style:parent-style-name="Text_20_body">
      <style:text-properties officeooo:paragraph-rsid="005deeac"/>
    </style:style>
    <style:style style:name="P25" style:family="paragraph" style:parent-style-name="Text_20_body">
      <style:text-properties officeooo:rsid="005f962d" officeooo:paragraph-rsid="005f962d"/>
    </style:style>
    <style:style style:name="P26" style:family="paragraph" style:parent-style-name="Text_20_body">
      <style:text-properties officeooo:paragraph-rsid="0051297e"/>
    </style:style>
    <style:style style:name="P27" style:family="paragraph" style:parent-style-name="Text_20_body">
      <style:text-properties officeooo:paragraph-rsid="0096aa50"/>
    </style:style>
    <style:style style:name="P28" style:family="paragraph" style:parent-style-name="Text_20_body">
      <style:text-properties officeooo:paragraph-rsid="009d727e"/>
    </style:style>
    <style:style style:name="P29" style:family="paragraph" style:parent-style-name="Text_20_body">
      <style:text-properties officeooo:paragraph-rsid="009f6ab2"/>
    </style:style>
    <style:style style:name="P30" style:family="paragraph" style:parent-style-name="Text_20_body">
      <style:text-properties officeooo:paragraph-rsid="00df8fdc"/>
    </style:style>
    <style:style style:name="P31" style:family="paragraph" style:parent-style-name="Text_20_body">
      <style:text-properties officeooo:rsid="00f24c9a" officeooo:paragraph-rsid="00f24c9a"/>
    </style:style>
    <style:style style:name="P32" style:family="paragraph" style:parent-style-name="Text_20_body">
      <style:text-properties officeooo:paragraph-rsid="00f9f7d7"/>
    </style:style>
    <style:style style:name="P33" style:family="paragraph" style:parent-style-name="Text_20_body">
      <style:text-properties officeooo:paragraph-rsid="010c664e"/>
    </style:style>
    <style:style style:name="P34" style:family="paragraph" style:parent-style-name="Text_20_body">
      <style:text-properties officeooo:paragraph-rsid="01100737"/>
    </style:style>
    <style:style style:name="P35" style:family="paragraph" style:parent-style-name="Text_20_body">
      <style:text-properties officeooo:paragraph-rsid="0114c592"/>
    </style:style>
    <style:style style:name="P36" style:family="paragraph" style:parent-style-name="Text_20_body">
      <style:text-properties officeooo:paragraph-rsid="011d1b1c"/>
    </style:style>
    <style:style style:name="P37" style:family="paragraph" style:parent-style-name="Text_20_body">
      <style:text-properties officeooo:paragraph-rsid="00a165c5"/>
    </style:style>
    <style:style style:name="P38" style:family="paragraph" style:parent-style-name="Text_20_body">
      <style:text-properties officeooo:rsid="01240bad" officeooo:paragraph-rsid="01240bad"/>
    </style:style>
    <style:style style:name="P39" style:family="paragraph" style:parent-style-name="Heading_20_3">
      <style:text-properties officeooo:rsid="0031b371" officeooo:paragraph-rsid="00368adc"/>
    </style:style>
    <style:style style:name="P40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Standard">
      <style:text-properties officeooo:rsid="00f2b011" officeooo:paragraph-rsid="00f2b011"/>
    </style:style>
    <style:style style:name="P44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12703c0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font-name="Liberation Serif" fo:language="hu" fo:country="HU" officeooo:rsid="01262bd1"/>
    </style:style>
    <style:style style:name="T10" style:family="text">
      <style:text-properties style:font-name="Liberation Serif" officeooo:rsid="0053eb0f"/>
    </style:style>
    <style:style style:name="T11" style:family="text">
      <style:text-properties style:use-window-font-color="true" loext:opacity="0%" style:font-name="Liberation Serif" fo:font-size="12pt" fo:language="hu" fo:country="HU" style:letter-kerning="true" style:font-name-asian="Arial Unicode MS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officeooo:rsid="00f160ab" style:letter-kerning="true" style:font-name-asian="Arial Unicode MS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f2b0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f473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f5a19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f779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f819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f8282a" style:letter-kerning="true" style:font-name-asian="Arial Unicode MS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0f9f7d7" style:letter-kerning="true" style:font-name-asian="Arial Unicode MS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0fe63d4" style:letter-kerning="true" style:font-name-asian="Arial Unicode MS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100519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10151c3" style:letter-kerning="true" style:font-name-asian="Arial Unicode MS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10199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102222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102c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105fb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107eee0" style:letter-kerning="true" style:font-name-asian="Arial Unicode MS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10869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officeooo:rsid="0108f9fd" style:letter-kerning="true" style:font-name-asian="Arial Unicode MS" style:font-size-asian="12pt" style:language-asian="hi" style:country-asian="IN" style:font-name-complex="Liberation Serif1" style:font-size-complex="12pt"/>
    </style:style>
    <style:style style:name="T173" style:family="text">
      <style:text-properties style:use-window-font-color="true" loext:opacity="0%" style:font-name="Liberation Serif" fo:font-size="12pt" fo:language="hu" fo:country="HU" officeooo:rsid="010c664e" style:letter-kerning="true" style:font-name-asian="Arial Unicode MS" style:font-size-asian="12pt" style:language-asian="hi" style:country-asian="IN" style:font-name-complex="Liberation Serif1" style:font-size-complex="12pt"/>
    </style:style>
    <style:style style:name="T174" style:family="text">
      <style:text-properties style:use-window-font-color="true" loext:opacity="0%" style:font-name="Liberation Serif" fo:font-size="12pt" fo:language="hu" fo:country="HU" officeooo:rsid="010e512a" style:letter-kerning="true" style:font-name-asian="Arial Unicode MS" style:font-size-asian="12pt" style:language-asian="hi" style:country-asian="IN" style:font-name-complex="Liberation Serif1" style:font-size-complex="12pt"/>
    </style:style>
    <style:style style:name="T175" style:family="text">
      <style:text-properties style:use-window-font-color="true" loext:opacity="0%" style:font-name="Liberation Serif" fo:font-size="12pt" fo:language="hu" fo:country="HU" officeooo:rsid="011025e5" style:letter-kerning="true" style:font-name-asian="Arial Unicode MS" style:font-size-asian="12pt" style:language-asian="hi" style:country-asian="IN" style:font-name-complex="Liberation Serif1" style:font-size-complex="12pt"/>
    </style:style>
    <style:style style:name="T176" style:family="text">
      <style:text-properties style:use-window-font-color="true" loext:opacity="0%" style:font-name="Liberation Serif" fo:font-size="12pt" fo:language="hu" fo:country="HU" officeooo:rsid="01110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7" style:family="text">
      <style:text-properties style:use-window-font-color="true" loext:opacity="0%" style:font-name="Liberation Serif" fo:font-size="12pt" fo:language="hu" fo:country="HU" officeooo:rsid="011413d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8" style:family="text">
      <style:text-properties style:use-window-font-color="true" loext:opacity="0%" style:font-name="Liberation Serif" fo:font-size="12pt" fo:language="hu" fo:country="HU" officeooo:rsid="0114c5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9" style:family="text">
      <style:text-properties style:use-window-font-color="true" loext:opacity="0%" style:font-name="Liberation Serif" fo:font-size="12pt" fo:language="hu" fo:country="HU" officeooo:rsid="01165ba6" style:letter-kerning="true" style:font-name-asian="Arial Unicode MS" style:font-size-asian="12pt" style:language-asian="hi" style:country-asian="IN" style:font-name-complex="Liberation Serif1" style:font-size-complex="12pt"/>
    </style:style>
    <style:style style:name="T180" style:family="text">
      <style:text-properties style:use-window-font-color="true" loext:opacity="0%" style:font-name="Liberation Serif" fo:font-size="12pt" fo:language="hu" fo:country="HU" officeooo:rsid="01171d78" style:letter-kerning="true" style:font-name-asian="Arial Unicode MS" style:font-size-asian="12pt" style:language-asian="hi" style:country-asian="IN" style:font-name-complex="Liberation Serif1" style:font-size-complex="12pt"/>
    </style:style>
    <style:style style:name="T181" style:family="text">
      <style:text-properties style:use-window-font-color="true" loext:opacity="0%" style:font-name="Liberation Serif" fo:font-size="12pt" fo:language="hu" fo:country="HU" officeooo:rsid="011d15b5" style:letter-kerning="true" style:font-name-asian="Arial Unicode MS" style:font-size-asian="12pt" style:language-asian="hi" style:country-asian="IN" style:font-name-complex="Liberation Serif1" style:font-size-complex="12pt"/>
    </style:style>
    <style:style style:name="T182" style:family="text">
      <style:text-properties style:use-window-font-color="true" loext:opacity="0%" style:font-name="Liberation Serif" fo:font-size="12pt" fo:language="hu" fo:country="HU" officeooo:rsid="011d1b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83" style:family="text">
      <style:text-properties style:use-window-font-color="true" loext:opacity="0%" style:font-name="Liberation Serif" fo:font-size="12pt" fo:language="hu" fo:country="HU" officeooo:rsid="011eba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4" style:family="text">
      <style:text-properties style:use-window-font-color="true" loext:opacity="0%" style:font-name="Liberation Serif" fo:font-size="12pt" fo:language="hu" fo:country="HU" officeooo:rsid="011f7ed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loext:opacity="0%" style:font-name="Liberation Serif" fo:font-size="12pt" fo:language="hu" fo:country="HU" officeooo:rsid="011fea5a" style:letter-kerning="true" style:font-name-asian="Arial Unicode MS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officeooo:rsid="0120ea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officeooo:rsid="0121907e" style:letter-kerning="true" style:font-name-asian="Arial Unicode MS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officeooo:rsid="012414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officeooo:rsid="01262bd1" style:letter-kerning="true" style:font-name-asian="Arial Unicode MS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2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3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4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5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6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7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8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9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0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1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2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3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4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5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6" style:family="text">
      <style:text-properties style:use-window-font-color="true" loext:opacity="0%" style:font-name="Liberation Serif" fo:font-size="12pt" fo:language="hu" fo:country="HU" officeooo:rsid="0104cd1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7" style:family="text">
      <style:text-properties style:use-window-font-color="true" loext:opacity="0%" style:font-name="Liberation Serif" fo:font-size="12pt" fo:language="hu" fo:country="HU" fo:font-style="itali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08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09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0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1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2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3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4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5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6" style:family="text">
      <style:text-properties style:use-window-font-color="true" loext:opacity="0%" style:font-name="Liberation Serif" fo:font-size="12pt" fo:language="hu" fo:country="HU" fo:font-style="italic" officeooo:rsid="00f160ab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7" style:family="text">
      <style:text-properties style:use-window-font-color="true" loext:opacity="0%" style:font-name="Liberation Serif" fo:font-size="12pt" fo:language="hu" fo:country="HU" fo:font-style="italic" officeooo:rsid="00b3b82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8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9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20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1" style:family="text">
      <style:text-properties style:use-window-font-color="true" loext:opacity="0%" style:font-name="Liberation Serif" fo:font-size="12pt" fo:language="hu" fo:country="HU" fo:font-style="italic" fo:font-weight="bold" officeooo:rsid="010199d6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2" style:family="text">
      <style:text-properties style:use-window-font-color="true" loext:opacity="0%" style:font-name="Liberation Serif" fo:font-size="12pt" fo:language="hu" fo:country="HU" fo:font-style="italic" fo:font-weight="bold" officeooo:rsid="00efeb75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3" style:family="text">
      <style:text-properties style:use-window-font-color="true" loext:opacity="0%" style:font-name="Liberation Serif" fo:font-size="12pt" fo:language="hu" fo:country="HU" fo:font-style="italic" fo:font-weight="bold" officeooo:rsid="0043a16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4" style:family="text">
      <style:text-properties style:use-window-font-color="true" loext:opacity="0%" style:font-name="Liberation Serif" fo:font-size="12pt" fo:language="hu" fo:country="HU" fo:font-style="italic" fo:font-weight="bold" officeooo:rsid="004404e6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5" style:family="text">
      <style:text-properties style:use-window-font-color="true" loext:opacity="0%" style:font-name="Liberation Serif" fo:font-size="12pt" fo:language="hu" fo:country="HU" fo:font-style="italic" fo:font-weight="bold" officeooo:rsid="0048bb7a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6" style:family="text">
      <style:text-properties style:use-window-font-color="true" loext:opacity="0%" style:font-name="Liberation Serif" fo:font-size="12pt" fo:language="hu" fo:country="HU" fo:font-style="italic" fo:font-weight="bold" officeooo:rsid="00ddee27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7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228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2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23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" style:font-size-asian="12pt" style:language-asian="hi" style:country-asian="IN" style:font-name-complex="Liberation Serif1" style:font-size-complex="12pt"/>
    </style:style>
    <style:style style:name="T231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232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233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" style:font-size-asian="12pt" style:language-asian="hi" style:country-asian="IN" style:font-name-complex="Liberation Serif1" style:font-size-complex="12pt"/>
    </style:style>
    <style:style style:name="T234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5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6" style:family="text">
      <style:text-properties style:use-window-font-color="true" loext:opacity="0%" style:font-name="Liberation Serif" fo:font-size="12pt" fo:language="hu" fo:country="HU" fo:font-weight="bold" officeooo:rsid="00f2b011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7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" style:font-size-asian="12pt" style:language-asian="hi" style:country-asian="IN" style:font-weight-asian="normal" style:font-name-complex="Liberation Serif1" style:font-size-complex="12pt" style:font-weight-complex="normal"/>
    </style:style>
    <style:style style:name="T238" style:family="text">
      <style:text-properties officeooo:rsid="0031b371"/>
    </style:style>
    <style:style style:name="T239" style:family="text">
      <style:text-properties officeooo:rsid="003366c4"/>
    </style:style>
    <style:style style:name="T240" style:family="text">
      <style:text-properties officeooo:rsid="00368adc"/>
    </style:style>
    <style:style style:name="T241" style:family="text">
      <style:text-properties officeooo:rsid="00373a68"/>
    </style:style>
    <style:style style:name="T242" style:family="text">
      <style:text-properties officeooo:rsid="003c174f"/>
    </style:style>
    <style:style style:name="T243" style:family="text">
      <style:text-properties officeooo:rsid="0040db87"/>
    </style:style>
    <style:style style:name="T244" style:family="text">
      <style:text-properties officeooo:rsid="0046dd26"/>
    </style:style>
    <style:style style:name="T245" style:family="text">
      <style:text-properties officeooo:rsid="00fbdeb8"/>
    </style:style>
    <style:style style:name="T246" style:family="text">
      <style:text-properties officeooo:rsid="00fd420e"/>
    </style:style>
    <style:style style:name="T247" style:family="text">
      <style:text-properties officeooo:rsid="0100c0d6"/>
    </style:style>
    <style:style style:name="T248" style:family="text">
      <style:text-properties officeooo:rsid="01100737"/>
    </style:style>
    <style:style style:name="T249" style:family="text">
      <style:text-properties officeooo:rsid="011025e5"/>
    </style:style>
    <style:style style:name="T250" style:family="text">
      <style:text-properties officeooo:rsid="01110a68"/>
    </style:style>
    <style:style style:name="T251" style:family="text">
      <style:text-properties officeooo:rsid="01129033"/>
    </style:style>
    <style:style style:name="T252" style:family="text">
      <style:text-properties officeooo:rsid="011413d8"/>
    </style:style>
    <style:style style:name="T253" style:family="text">
      <style:text-properties fo:font-weight="bold" officeooo:rsid="01100737" style:font-weight-asian="bold" style:font-weight-complex="bold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officeooo:rsid="011025e5" style:font-style-asian="italic" style:font-style-complex="italic"/>
    </style:style>
    <style:style style:name="T256" style:family="text">
      <style:text-properties officeooo:rsid="0114daf1"/>
    </style:style>
    <style:style style:name="T257" style:family="text">
      <style:text-properties officeooo:rsid="01165ba6"/>
    </style:style>
    <style:style style:name="T258" style:family="text">
      <style:text-properties officeooo:rsid="01171d78"/>
    </style:style>
    <style:style style:name="T259" style:family="text">
      <style:text-properties officeooo:rsid="0117fd0a"/>
    </style:style>
    <style:style style:name="T260" style:family="text">
      <style:text-properties officeooo:rsid="011a43fe"/>
    </style:style>
    <style:style style:name="T261" style:family="text">
      <style:text-properties officeooo:rsid="011c080f"/>
    </style:style>
    <style:style style:name="T262" style:family="text">
      <style:text-properties officeooo:rsid="011fea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"Nincsenek titkaim" <text:span text:style-name="T10">–</text:span> Privacy az interneten</text:p>
      <text:p text:style-name="P1"><text:span text:style-name="T238">5</text:span>. rész: <text:span text:style-name="T239">Online csevegés</text:span></text:p>
      <text:p text:style-name="P9"><text:span text:style-name="T1">E</text:span><text:span text:style-name="T3">ljött hát a </text:span><text:span text:style-name="T189">pillanat</text:span><text:span text:style-name="T3">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4">e</text:span><text:span text:style-name="T81">mlékezzünk</text:span><text:span text:style-name="T14">, hogy a t</text:span><text:span text:style-name="T57">udatos online jelenlét</text:span><text:span text:style-name="T14"> egy komplex világnézet alapját alkotj</text:span><text:span text:style-name="T57">a</text:span><text:span text:style-name="T14">, a</text:span><text:span text:style-name="T81">mely</text:span><text:span text:style-name="T14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9">Emlékezzünk, hogy ezen alapelvek sértése nem kizárólag a saját életünket, hanem a miénknél rosszabb, kiszolgáltatottabb helyeken élő emberek</text:span><text:span text:style-name="T120">ét</text:span><text:span text:style-name="T79"> is erősen érinti. </text:span><text:span text:style-name="T34">A rólunk szóló információ a mi tulajdonunk, továbbá nem fizetőeszköz. </text:span><text:span text:style-name="T15">Mivel ezen alapjog</text:span><text:span text:style-name="T35">ain</text:span><text:span text:style-name="T15">k eddig nem f</text:span><text:span text:style-name="T36">oglaltattak </text:span><text:span text:style-name="T15">törvénybe, ezért egyelőre magunknak kell megvalósítani a </text:span><text:span text:style-name="T35">szükséges</text:span><text:span text:style-name="T15"> kerete</text:span><text:span text:style-name="T35">ket.</text:span></text:p>
      <text:p text:style-name="P6"><text:span text:style-name="T15">Az előző cikkben m</text:span><text:span text:style-name="T37">ár</text:span><text:span text:style-name="T193"> említettük </text:span><text:span text:style-name="T194">a </text:span><text:span text:style-name="T195">cselekvés </text:span><text:span text:style-name="T194">legnagyobb gátj</text:span><text:span text:style-name="T193">át</text:span><text:span text:style-name="T194">: </text:span><text:span text:style-name="T196">ez nem más, mint </text:span><text:span text:style-name="T194">a</text:span><text:span text:style-name="T15">z ember személyes kényelmi igénye és annak maximális szinten tartása. „</text:span><text:span text:style-name="T208">A k</text:span><text:span text:style-name="T209">ényelem mindent má</text:span><text:span text:style-name="T208">s </text:span><text:span text:style-name="T210">szempontot</text:span><text:span text:style-name="T208"> túllicitál</text:span><text:span text:style-name="T13">”.</text:span></text:p>
      <text:p text:style-name="P10"><text:span text:style-name="T11">Viszont ha a cikksorozat előző részei képesek voltak kellő hatást gyakorolni, akkor </text:span><text:span text:style-name="T212">talán</text:span><text:span text:style-name="T16"> egy rövid, átmeneti időszakra képesek leszünk </text:span><text:span text:style-name="T49">némi átmeneti kényelmetlenséget bevállalni, </text:span><text:span text:style-name="T82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8">h</text:span><text:span text:style-name="T59">asználata</text:span><text:span text:style-name="T5"> ma már </text:span><text:span text:style-name="T58">kö</text:span><text:span text:style-name="T140">zel</text:span><text:span text:style-name="T5"> anakronizmusnak számít.</text:span></text:p>
      <text:h text:style-name="P39" text:outline-level="3">Whatsapp, Instagram, Messenger, Viber, Skype, <text:span text:style-name="T246">Snapchat</text:span></text:h>
      <text:p text:style-name="P13">A sor még foly<text:span text:style-name="T240">tatható, de kétség kívül a fenti csevegőprogramok </text:span><text:span text:style-name="T17">szállítják </text:span><text:span text:style-name="T240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11">1. </text:span><text:span text:style-name="T22">Végpontok közti t</text:span><text:span text:style-name="T11">itkosítás (E2EE)</text:span></text:p>
      <text:p text:style-name="P8"><text:span text:style-name="T22">A</text:span><text:span text:style-name="T17">z első</text:span><text:span text:style-name="T12"> </text:span><text:span text:style-name="T19">szempont, hogy az alkalmazás </text:span><text:span text:style-name="T60">használ -e úgynevezett </text:span><text:span text:style-name="T17">végpontok közti titkosítást </text:span><text:span text:style-name="T19">(E2EE = End To End Encryption), </text:span><text:span text:style-name="T60">ami meggátolja, hogy akár az alkalmazás üzemeltetője, akár más </text:span><text:span text:style-name="T61">külső személy</text:span><text:span text:style-name="T60"> </text:span><text:span text:style-name="T19">„belenéz</text:span><text:span text:style-name="T176">z</text:span><text:span text:style-name="T60">en</text:span><text:span text:style-name="T19">” üzeneteinkbe </text:span><text:span text:style-name="T22">mikor elküldjük azt ismerősünknek </text:span><text:span text:style-name="T80">és az interneten áthalad</text:span><text:span text:style-name="T17">. </text:span><text:span text:style-name="T61">A fenti technológia használatakor </text:span><text:span text:style-name="T17">az üzenet tartalmát csak a feladó és a címzett láthatja – a kriptográfia elmélete igazi mélyvíz, ennek a cikknek a kereteibe semmiképp nem fér bele, legyen elég annyi, hogy két </text:span><text:span text:style-name="T163">végpont</text:span><text:span text:style-name="T17"> </text:span><text:span text:style-name="T18">(pl. mobiltelefon)</text:span><text:span text:style-name="T17"> között jelenlegi technológiával </text:span><text:span text:style-name="T18">könnyen </text:span><text:span text:style-name="T83">és számos módon</text:span><text:span text:style-name="T18"> </text:span><text:span text:style-name="T17">megvalósítható törhetetlen titkosítással „becsomagolt” üzenet</text:span><text:span text:style-name="T61">ek</text:span><text:span text:style-name="T17"> küldés</text:span><text:span text:style-name="T42">e</text:span><text:span text:style-name="T17">. Ez a t</text:span><text:span text:style-name="T62">echnológia</text:span><text:span text:style-name="T17"> az utóbbi évek botrányai után jelentős lökést kapott, „divatba jött”, még Mark Zuckerberg is </text:span><text:span text:style-name="T43">ezzel reklámozta a </text:span><text:span text:style-name="T121">megújult</text:span><text:span text:style-name="T43"> Messengert </text:span><text:span text:style-name="T63">nemrég</text:span><text:span text:style-name="T43">, illetve </text:span><text:span text:style-name="T17">azzal mutatta be a Facebook újdonságait, hogy „The future is private”, ami valljuk b</text:span><text:span text:style-name="T22">e,</text:span><text:span text:style-name="T17"> elég mulatságos szlogen egy cégtől, ami személyes adataink felhasználásából él.</text:span></text:p>
      <text:p text:style-name="P4"><text:span text:style-name="T22">A végpontok közti titkosítás elve szerint a küldő és a címzett alkalmazása a háttérben legyártanak egyedi titkosító „kulcsokat”, amellyel l</text:span><text:span text:style-name="T64">ekódolják</text:span><text:span text:style-name="T22"> a küldendő üzeneteiket, majd azok megérkezéskor </text:span><text:span text:style-name="T29">a címzett oldalon</text:span><text:span text:style-name="T22"> „</text:span><text:span text:style-name="T65">visszaalakítják”</text:span><text:span text:style-name="T22"> őket, így ha bárki megpróbálná elolvasni őket miközben „áthaladnak” az interneten, csak zavaros katyvaszt, é</text:span><text:span text:style-name="T43">rtelmetlen karaktersorozatokat</text:span><text:span text:style-name="T22"> lá</text:span><text:span text:style-name="T43">thatna</text:span><text:span text:style-name="T22">. </text:span><text:span text:style-name="T125">A kulcsok a két fél készülékein tárolódnak, így senki, még az alkalmazás szolgáltatója sem képes az üzenetekbe betekinteni. </text:span><text:span text:style-name="T28">Ha valaki</text:span><text:span text:style-name="T65">t</text:span><text:span text:style-name="T28"> jobban érdekel a téma, </text:span><text:span text:style-name="T29">akkor tudjuk ajánlani az alábbi Youtube videót, amely </text:span><text:span text:style-name="T28">konyhanyelven, egy jól </text:span><text:soft-page-break/><text:span text:style-name="T28">érthető, </text:span><text:span text:style-name="T29">látványos</text:span><text:span text:style-name="T28"> hétköznapi példával </text:span><text:span text:style-name="T29">(bár </text:span><text:span text:style-name="T28">erősen leegyszerűsítve</text:span><text:span text:style-name="T29">)</text:span><text:span text:style-name="T28"> bemutatja a titkosítás egy gyakran alkalmazott módját: „</text:span><text:a xlink:type="simple" xlink:href="https://www.youtube.com/watch?v=E5FEqGYLL0o" text:style-name="Internet_20_link" text:visited-style-name="Visited_20_Internet_20_Link"><text:span text:style-name="T211">How asymmetric (public key) encryption works</text:span></text:a><text:span text:style-name="T28">”.</text:span></text:p>
      <text:p text:style-name="P4"><text:span text:style-name="T17">H</text:span><text:span text:style-name="T24">ogy a fenti t</text:span><text:span text:style-name="T122">echnológia</text:span><text:span text:style-name="T24"> (E2EE) működőképes arra kellő bizonyíték az egyes kormányok által </text:span><text:span text:style-name="T30">(USA, Ausztrália, Anglia, a </text:span><text:span text:style-name="T66">sor hosszan folytatható</text:span><text:span text:style-name="T30">) </text:span><text:span text:style-name="T24">időről időre </text:span><text:span text:style-name="T22">kezdeményezett törvénymódosítások </text:span><text:span text:style-name="T123">erőltetése</text:span><text:span text:style-name="T22">, amelyek betiltanák, vagy rejtett hátsó kaput (backdoor) építtetnének </text:span><text:span text:style-name="T23">az alkalmazásokban h</text:span><text:span text:style-name="T151">asznált</text:span><text:span text:style-name="T23"> titkosítás</text:span><text:span text:style-name="T30">i algoritmusokba</text:span><text:span text:style-name="T23">. Az </text:span><text:span text:style-name="T190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91">ellenséges ál</text:span><text:span text:style-name="T192">l</text:span><text:span text:style-name="T191">amokkal</text:span><text:span text:style-name="T190"> szemben sem, akik szinte biztos, hogy megtalálják ezeket a gyenge pontoka</text:span><text:span text:style-name="T191">t</text:span><text:span text:style-name="T190"> és sebezhetőségként használva olyan adatokhoz juthatnak, amik aztán </text:span><text:span text:style-name="T205">már </text:span><text:span text:style-name="T190">tényleg nemzetbiztonsági kockázatot rejthetnek. </text:span><text:span text:style-name="T197">Zárójelben: m</text:span><text:span text:style-name="T191">in fognak kommunikálni </text:span><text:span text:style-name="T204">például </text:span><text:span text:style-name="T191">a </text:span><text:span text:style-name="T204">szenzitív adatokkal dolgozó állambiztonsági alkalmazottak</text:span><text:span text:style-name="T191">, ha minden titkosítás k</text:span><text:span text:style-name="T192">ijátszható</text:span><text:span text:style-name="T191"> lesz..?</text:span></text:p>
      <text:p text:style-name="P2"><text:span text:style-name="T17">A </text:span><text:span text:style-name="T18">c</text:span><text:span text:style-name="T23">ímben említett csevegő </text:span><text:span text:style-name="T18">alkalmazások közül a Messenger, </text:span><text:span text:style-name="T124">Instagram,</text:span><text:span text:style-name="T18"> Viber é</text:span><text:span text:style-name="T164">s Snapchat </text:span><text:span text:style-name="T23">titkosításban </text:span><text:span text:style-name="T19">pocsékul teljesít. Előbbi </text:span><text:span text:style-name="T124">kettő </text:span><text:span text:style-name="T44">alapbeállítása szerint </text:span><text:span text:style-name="T23">nem is használ ilyesmit </text:span><text:span text:style-name="T44">(lásd később),</text:span><text:span text:style-name="T23"> </text:span><text:span text:style-name="T126">a szolgáltató (Facebook) </text:span><text:span text:style-name="T19">bizonyítottan „elolvassa” üzeneteinket –</text:span><text:span text:style-name="T23"> ennek </text:span><text:span text:style-name="T19">fontos szerepe van személyes profilunk építésében, </text:span><text:span text:style-name="T20">a Viber pedig ugyan alkalmaz valamilyen szintű titkosítást, de nem valós végpontok közti </text:span><text:span text:style-name="T23">megoldást</text:span><text:span text:style-name="T20">, mivel a titkosítás „kulcsait” a szolgáltató szerverén tárolják, nem pedig a felhasználók mobilkészülékein – ahogy az elvárható lenne, í</text:span><text:span text:style-name="T44">gy a tárolt üzenetek ismét csak visszafejthetőek a c</text:span><text:span text:style-name="T84">ég</text:span><text:span text:style-name="T44"> által</text:span><text:span text:style-name="T20">. </text:span><text:span text:style-name="T164">A Snapchat a küldött képeket titkosítja, semmi mást nem.</text:span><text:span text:style-name="T20"> </text:span><text:span text:style-name="T31">A Whatsapp (már) modern titkosítást használ, de bőven van vele baj </text:span><text:span text:style-name="T44">(lásd metaadatok fejezet)</text:span><text:span text:style-name="T31">, főleg mióta pár éve megvásárolta a Facebook..</text:span></text:p>
      <text:p text:style-name="P3"><text:span text:style-name="T20">H</text:span><text:span text:style-name="T21">a még vannak kétségeink, hogy miért baj, </text:span><text:span text:style-name="T23">ha bárki belenézhet üzeneteink tartalmába,</text:span><text:span text:style-name="T21"> gondoljunk a hongkongi, </text:span><text:span text:style-name="T45">iráni, iraki</text:span><text:span text:style-name="T21"> tüntetőkre, vagy Szaúd-Arábiában </text:span><text:span text:style-name="T85">a </text:span><text:span text:style-name="T21">rabszolgakörülmények közt tartott nőkre, akik közvetlen fizikai fenyegetettségnek vannak kitéve amennyiben az államnak/férjüknek nem tetsző üzeneteket küldenek, fogadnak.</text:span></text:p>
      <text:p text:style-name="P5"><text:span text:style-name="T21">A </text:span><text:span text:style-name="T25">fenti probléma</text:span><text:span text:style-name="T24"> „finomabb”, </text:span><text:span text:style-name="T45">hétköznapibb</text:span><text:span text:style-name="T24"> formája a korábban már említett öncenzúra, mikor – tudván, hogy az alkalmazás elolvassa üzeneteinket – küldés előtt inkább átfogalmazzuk nyers, vagy </text:span><text:span text:style-name="T25">esetlegesen</text:span><text:span text:style-name="T24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7">jóindulatának”</text:span><text:span text:style-name="T24"> vessük </text:span><text:span text:style-name="T25">alá </text:span><text:span text:style-name="T24">magunkat. </text:span><text:span text:style-name="T25">Ahogy szóban, úgy írásban is azt mondunk, amit akarunk, annak </text:span><text:span text:style-name="T67">tartalmi </text:span><text:span text:style-name="T25">megítélése kizárólag a címzett fél joga.</text:span></text:p>
      <text:p text:style-name="P12"/>
      <text:p text:style-name="P14">2. Metaadatok gyűjtése</text:p>
      <text:p text:style-name="P13"><text:span text:style-name="T241">Az előző cikkben </text:span><text:span text:style-name="T17">m</text:span><text:span text:style-name="T21">ár beszéltünk </text:span><text:span text:style-name="T26">a metaadatok fogalmáról</text:span><text:span text:style-name="T21">. </text:span><text:span text:style-name="T26">Nos, </text:span><text:span text:style-name="T242">az említett </text:span><text:span text:style-name="T164">hat</text:span><text:span text:style-name="T38"> </text:span><text:span text:style-name="T242">nagy csevegőalkalmazás mind szorgosan végzi a metaadatok gyűjtését és ezek alapján személyes profilt alkotnak rólunk, amelyeket nyomozó hatóságoknak, kereskedelmi partnereknek, nagy </text:span><text:span text:style-name="T17">gazdasági erejű</text:span><text:span text:style-name="T241">, de a demokráciát sajátosan értelmező államoknak időről időre kiadnak.</text:span></text:p>
      <text:p text:style-name="P13"/>
      <text:p text:style-name="P16"/>
      <text:p text:style-name="P40"><text:span text:style-name="T243">3. </text:span><text:span text:style-name="T26">Megismerhetetlenség</text:span></text:p>
      <text:p text:style-name="P17">Ennek megértéséhez dióhéjban <text:span text:style-name="T244">felvázoljuk hogy jut el egy üzenet az egyik mobilkészülékről a másikra. Az üzenet a feladó készülékéről először a szolgáltató (pl. Whats</text:span><text:span text:style-name="T247">A</text:span><text:span text:style-name="T244">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2"><text:span text:style-name="T31">Egyes alkalmazások minden múltbéli üzenet</text:span><text:span text:style-name="T38">ről </text:span><text:span text:style-name="T31">tárolnak </text:span><text:span text:style-name="T38">másolatot </text:span><text:span text:style-name="T31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6">omfortos</text:span><text:span text:style-name="T31">, ugyanakkor </text:span><text:span text:style-name="T38">privacy szempontból </text:span><text:span text:style-name="T31">erősen aggályos. Az a bizonyos kényelem.. már megint </text:span><text:span text:style-name="T38">bizony.</text:span><text:span text:style-name="T31"> A Facebook Messenger jellemzően így működik – </text:span><text:span text:style-name="T38">bárhol beléphetünk – akár egy webes böngészőn keresztül is – az üzenetek ott lesznek.</text:span></text:p>
      <text:p text:style-name="P22"><text:span text:style-name="T31">A másik iskola mikor a kiszolgáló </text:span><text:span text:style-name="T38">tényleg </text:span><text:span text:style-name="T31">csak „</text:span><text:span text:style-name="T38">postás”, azaz miután továbbította az üzenetet a címzettnek, nem tárol belőle semmit, számára megszűn</text:span><text:span text:style-name="T128">ik</text:span><text:span text:style-name="T38">. Ennek hátránya, hogy </text:span><text:span text:style-name="T46">kézbesítés után </text:span><text:span text:style-name="T38">az üzenetek csak a küldő és fogadó telefonján/tabletjén/számítógépén vannak meg – </text:span><text:span text:style-name="T129">új telepítés előtt mentést kell készíteni</text:span><text:span text:style-name="T38">. Előnye viszont, hogy a szolgáltató nem képes „beleolvasni” az üzenetekbe, de ami fontosabb, azt még bírósági végzés teljesítése esetén sem képes kiadni harmadik félnek – í</text:span><text:span text:style-name="T68">gy a </text:span><text:span text:style-name="T213">megismerhetetlenség</text:span><text:span text:style-name="T68"> elve érvényesül.</text:span></text:p>
      <text:p text:style-name="P30"><text:span text:style-name="T226">Permanent Record</text:span><text:span text:style-name="T235">:</text:span><text:span text:style-name="T237"> n</text:span><text:span text:style-name="T144">em véletlen az angol kifejezés, eddig ugyanis nem fordították még le Edward Snowden, amerikai volt titkosszolga és etikus kiszivárogtató (whistleblower) új könyvének címét. A </text:span><text:span text:style-name="T165">névadás</text:span><text:span text:style-name="T144"> arra utal, hogy amit a közösségi médiában, csevegőüzeneteinkben, illetve más internetes platform</text:span><text:span text:style-name="T145">ok</text:span><text:span text:style-name="T144">on írunk, az </text:span><text:span text:style-name="T145">az esetek nagy részében </text:span><text:span text:style-name="T232">véglegesen, kitörölhetetlenül megmarad, </text:span><text:span text:style-name="T231">megőrzésre kerül</text:span><text:span text:style-name="T144"> – ha akarjuk, ha nem – és az bármikor </text:span><text:span text:style-name="T147">a jövőben, </text:span><text:span text:style-name="T144">mondjuk egy mainál kellemetlenebb rendszerben </text:span><text:span text:style-name="T145">visszakereshető és </text:span><text:span text:style-name="T144">bárki ellen felhasználható </text:span><text:span text:style-name="T145">lehet. Az is, amit mondjuk t</text:span><text:span text:style-name="T148">egnap</text:span><text:span text:style-name="T145">, félig részegen küldtünk el egy </text:span><text:span text:style-name="T233">személyes</text:span><text:span text:style-name="T145"> csevegő üzenetben egy barátunknak, vagy volt szerelmünknek – és aminek tartalma ma még nem bűn, de mondjuk 20 év múlva lehet, hogy </text:span><text:span text:style-name="T152">már </text:span><text:span text:style-name="T145">annak számít.</text:span></text:p>
      <text:p text:style-name="P36"><text:span text:style-name="T145">Mit jelent ez a a csevegőalkalmazások esetében? A fent taglalt kézbesítés módját:<text:line-break/>Az a szolgáltatás, ami csak „postás” – tehát nem őrzi meg az üzenetünket – biztosítja, hogy az üzenet tartalma nem csak most, </text:span><text:span text:style-name="T231">hanem bármikor a jövőben is</text:span><text:span text:style-name="T145"> – </text:span><text:span text:style-name="T181">akkor is, ha a ma használt titkosítás a jövőben törhetővé válna – </text:span><text:span text:style-name="T145">a küldő és fogadó félen kívül más számára nem lesz</text:span><text:span text:style-name="T146">nek</text:span><text:span text:style-name="T145"> megismerhető</text:span><text:span text:style-name="T146">ek</text:span><text:span text:style-name="T145">. </text:span><text:span text:style-name="T166">Ez az ún. „</text:span><text:span text:style-name="T221">future secrecy</text:span><text:span text:style-name="T166">” elve. </text:span><text:span text:style-name="T145">Az a szolgáltatás viszont, ami megőriz egy példányt, </text:span><text:span text:style-name="T146">megőrzi az</text:span><text:span text:style-name="T153">t</text:span><text:span text:style-name="T146"> „örökre” – nem biztosít</text:span><text:span text:style-name="T148">ja</text:span><text:span text:style-name="T146"> az üzenet megismerhetetlenségét. </text:span><text:span text:style-name="T182">Fontos kiegészítés, hogy az a „jó postás”, amelyik nem csak az üzeneteket, de a metaadatokat sem tárolja (ki, kinek/</text:span><text:span text:style-name="T183">kiknek</text:span><text:span text:style-name="T182">, mikor, milyen gyakran írt).</text:span></text:p>
      <text:p text:style-name="P19"/>
      <text:p text:style-name="P15"><text:span text:style-name="T144">4</text:span><text:span text:style-name="T17">. </text:span><text:span text:style-name="T11">Üzleti modell</text:span></text:p>
      <text:p text:style-name="P26"><text:span text:style-name="T39">Nem mindegy, hogy az </text:span><text:span text:style-name="T184">csevegő</text:span><text:span text:style-name="T39">alkalmazást fejlesztő cég milyen üzleti m</text:span><text:span text:style-name="T69">odell </text:span><text:span text:style-name="T70">szerint működik</text:span><text:span text:style-name="T39">. Amennyiben ez reklámok értékesítése, gyanakodhatunk, hogy valamilyen szintű adatgyűjtés készül kommunikációnkról – </text:span><text:span text:style-name="T87">akár csak metaadatok szintjén –</text:span><text:span text:style-name="T39">, profilt építenek rólunk, </text:span><text:span text:style-name="T46">hogy a hirdetések megfelelően célzottak legyenek</text:span><text:span text:style-name="T39">. Ha viszont egy nonprofit alapítványról van szó, annak nem áll érdekében magánéletünk részleteiben turkálni.</text:span></text:p>
      <text:p text:style-name="P18"/>
      <text:p text:style-name="P21"/>
      <text:p text:style-name="P41">Alternatíva: Signal Private Messenger (<text:a xlink:type="simple" xlink:href="https://signal.org/" text:style-name="Internet_20_link" text:visited-style-name="Visited_20_Internet_20_Link">signal.org</text:a>)</text:p>
      <text:p text:style-name="P26"><text:span text:style-name="T27">A</text:span><text:span text:style-name="T11">hogy ígértük konkrét javaslatokat, megoldásokat ajánlunk, legyen ez </text:span><text:span text:style-name="T71">hát </text:span><text:span text:style-name="T11">az első.</text:span></text:p>
      <text:p text:style-name="P27"><text:span text:style-name="T40">A </text:span><text:span text:style-name="T220">Signal</text:span><text:span text:style-name="T40"> m</text:span><text:span text:style-name="T27">űködésében a Whatsapp/Viber alkalmazásokra hasonlít, tehát a telefonunkban tárolt ismerőseink telefonszámai alapján </text:span><text:span text:style-name="T40">építi fel kontaktlistáját, </text:span><text:span text:style-name="T167">ami a kapcsolati háló alapja</text:span><text:span text:style-name="T27">. </text:span><text:span text:style-name="T90">Az utóbbi években j</text:span><text:span text:style-name="T47">elentős felhasználói kör</text:span><text:span text:style-name="T90">e</text:span><text:span text:style-name="T51"> é</text:span><text:span text:style-name="T90">pült</text:span><text:span text:style-name="T47">, egyre elterjedtebb, </text:span><text:span text:style-name="T90">főleg az olyan jellegzetességei miatt, mint </text:span><text:span text:style-name="T168">a</text:span><text:span text:style-name="T28"> </text:span><text:span text:style-name="T90">n</text:span><text:span text:style-name="T32">yílt forráskód, </text:span><text:span text:style-name="T90">azaz </text:span><text:span text:style-name="T32">a program működése részleteiben </text:span><text:span text:style-name="T41">bárki által </text:span><text:span text:style-name="T32">megismerhető, </text:span><text:span text:style-name="T90">vagy hogy egyedi „c</text:span><text:span text:style-name="T27">en</text:span><text:span text:style-name="T47">zúra kikerülő funkció</text:span><text:span text:style-name="T90">t” tartalmaz</text:span><text:span text:style-name="T47">: azon </text:span><text:span text:style-name="T115">kevésbé d</text:span><text:span text:style-name="T116">emokratikusabb</text:span><text:span text:style-name="T115"> </text:span><text:span text:style-name="T47">országokban, ahol használatát államilag blokkolják, speciális technikai trükkökkel sokszor képes a tiltást megkerülni.</text:span></text:p>
      <text:p text:style-name="P37"><text:span text:style-name="T99">A Signal t</text:span><text:span text:style-name="T93">ermészetesen v</text:span><text:span text:style-name="T28">égpontok közti ti</text:span><text:span text:style-name="T130">t</text:span><text:span text:style-name="T28">kosítás</text:span><text:span text:style-name="T93">t</text:span><text:span text:style-name="T28"> (</text:span><text:span text:style-name="T27">E</text:span><text:span text:style-name="T28">2EE) </text:span><text:span text:style-name="T90">a</text:span><text:span text:style-name="T93">lkalmaz az – egyénileg fejlesztett, de más cégek, alkalmazások által is adaptált – </text:span><text:span text:style-name="T215">Signal protokoll</text:span><text:span text:style-name="T93"> segítségével. </text:span><text:span text:style-name="T32">A szolgáltató n</text:span><text:span text:style-name="T28">em </text:span><text:span text:style-name="T32">gyűjt, nem </text:span><text:span text:style-name="T28">tárol </text:span><text:span text:style-name="T97">sem üzenete</text:span><text:span text:style-name="T98">ket </text:span><text:span text:style-name="T131">(csak a kézbesítés végéig)</text:span><text:span text:style-name="T97">, sem </text:span><text:span text:style-name="T27">metaadato</text:span><text:span text:style-name="T28">t </text:span><text:span text:style-name="T40">a kommunikációról, </text:span><text:span text:style-name="T94">ezen kívül f</text:span><text:span text:style-name="T91">ontos szempont, hogy </text:span><text:span text:style-name="T227">nem </text:span><text:span text:style-name="T228">is </text:span><text:span text:style-name="T227">képes</text:span><text:span text:style-name="T40"> kiadni </text:span><text:span text:style-name="T98">semmilyen információt </text:span><text:span text:style-name="T40">külső félnek </text:span><text:span text:style-name="T98">a felhasználókról – </text:span><text:span text:style-name="T40">mivel </text:span><text:span text:style-name="T106">vagy </text:span><text:span text:style-name="T40">nincs mit, </text:span><text:span text:style-name="T106">vagy ami van, az számukra is visszafejthetetlen, mivel a </text:span><text:span text:style-name="T133">feloldó </text:span><text:span text:style-name="T106">kulcsok a felhasználók készülékein p</text:span><text:span text:style-name="T132">ihennek</text:span><text:span text:style-name="T106">.</text:span></text:p>
      <text:p text:style-name="P28"><text:span text:style-name="T87">Az üzenetek csak a küldő és a fogadó </text:span><text:span text:style-name="T100">fél </text:span><text:span text:style-name="T87">készülékein kerülnek tárolásra, </text:span><text:span text:style-name="T92">sőt m</text:span><text:span text:style-name="T40">aga a kézbesítés folyamata is rejtett, a kiszolgáló úgy továbbítja az üzenetet, hogy nincs tisztában a feladó, </text:span><text:span text:style-name="T51">d</text:span><text:span text:style-name="T92">e még </text:span><text:span text:style-name="T51">a </text:span><text:span text:style-name="T40">címzett személyével sem!</text:span></text:p>
      <text:p text:style-name="P27"><text:span text:style-name="T93">Szerencsére használata hasonlóan gördülékeny és felhasználóbarát, mint társaié, az alábbi kényelmi funkciókat nyújtja</text:span><text:span text:style-name="T40">:</text:span></text:p>
      <text:p text:style-name="P35"><text:span text:style-name="T28">* </text:span><text:span text:style-name="T27">C</text:span><text:span text:style-name="T32">sevegés, </text:span><text:span text:style-name="T27">csoportos </text:span><text:span text:style-name="T103">csevegés</text:span><text:span text:style-name="T50">, </text:span><text:span text:style-name="T154">egyéni és </text:span><text:span text:style-name="T222">csoportos </text:span><text:span text:style-name="T223">h</text:span><text:span text:style-name="T224">ang</text:span><text:span text:style-name="T222">/</text:span><text:span text:style-name="T225">videóhívás</text:span><text:span text:style-name="T32">, </text:span><text:span text:style-name="T178">valamint </text:span><text:span text:style-name="T91">k</text:span><text:span text:style-name="T27">ép, </text:span><text:span text:style-name="T28">vide</text:span><text:span text:style-name="T102">ó</text:span><text:span text:style-name="T28">, </text:span><text:span text:style-name="T102">hangüzenet, </text:span><text:span text:style-name="T32">GIF</text:span><text:span text:style-name="T117">, </text:span><text:span text:style-name="T178">sima- és animált </text:span><text:span text:style-name="T141">matric</text:span><text:span text:style-name="T185">a</text:span><text:span text:style-name="T141">, </text:span><text:span text:style-name="T117">emoji </text:span><text:span text:style-name="T27">küldése/fogadása – </text:span><text:span text:style-name="T103">természetesen mind titkosítottan, </text:span><text:span text:style-name="T156">továbbá csoport admin funkciók</text:span><text:span text:style-name="T185"> is elérhetőek.</text:span></text:p>
      <text:p text:style-name="P24"><text:span text:style-name="T50">* </text:span><text:span text:style-name="T52">Eltűnő üzenetek </text:span><text:span text:style-name="T94">funkció</text:span><text:span text:style-name="T52">: </text:span><text:span text:style-name="T94">bekapcsolása esetén </text:span><text:span text:style-name="T52">5 másodperctől 1 hétig állíthat</text:span><text:span text:style-name="T91">juk, hogy </text:span><text:span text:style-name="T52">meddig éljen e</text:span><text:span text:style-name="T91">lküldött</text:span><text:span text:style-name="T52"> üzenet</text:span><text:span text:style-name="T91">ünk</text:span><text:span text:style-name="T52">. Az idő lejárta után a s</text:span><text:span text:style-name="T91">aját</text:span><text:span text:style-name="T52"> </text:span><text:span text:style-name="T229">é</text:span><text:span text:style-name="T230">s</text:span><text:span text:style-name="T52"> a fogadó készülékéről is törlődik </text:span><text:span text:style-name="T72">az üzenet/kép/videó.</text:span></text:p>
      <text:p text:style-name="P24"><text:span text:style-name="T28">* </text:span><text:span text:style-name="T27">Mobilra, </text:span><text:span text:style-name="T140">tabletre</text:span><text:span text:style-name="T27"> (Android, iOS), a</text:span><text:span text:style-name="T33">sztali számítógépre/laptopra</text:span><text:span text:style-name="T27"> (Windows, Linux, M</text:span><text:span text:style-name="T33">ac</text:span><text:span text:style-name="T27">) </text:span><text:span text:style-name="T47">is elérhető, </text:span><text:span text:style-name="T101">egy </text:span><text:span text:style-name="T104">azonosítóhoz több eszköz is csatolható. </text:span><text:span text:style-name="T138">Letölthető a </text:span><text:span text:style-name="T139">mobil</text:span><text:span text:style-name="T138"> alkalmazásboltokból, vagy a </text:span><text:a xlink:type="simple" xlink:href="https://signal.org/" text:style-name="Internet_20_link" text:visited-style-name="Visited_20_Internet_20_Link"><text:span text:style-name="T234">signal.org</text:span></text:a><text:span text:style-name="T138"> weboldalról.</text:span></text:p>
      <text:p text:style-name="P23"><text:span text:style-name="T41">A Signal f</text:span><text:span text:style-name="T33">ejlesztője </text:span><text:span text:style-name="T157">eredetileg </text:span><text:span text:style-name="T33">az </text:span><text:span text:style-name="T27">Open Whisper Systems </text:span><text:span text:style-name="T47">cég </text:span><text:span text:style-name="T157">volt</text:span><text:span text:style-name="T27">, </text:span><text:span text:style-name="T157">de a fejlesztés 2019 körül </text:span><text:span text:style-name="T41">egy nonprofit alapítvány – a Signal Foundation – keretében </text:span><text:span text:style-name="T157">folytatódott azonos gárdával. Az alapítványi forma (501c3) <text:s/>biztosítja, hogy a céget és a fejlesztést ne lehessen felvásárolni</text:span><text:span text:style-name="T27">. </text:span><text:span text:style-name="T41">A </text:span><text:span text:style-name="T157">Signal Foundation </text:span><text:span text:style-name="T41">jelentős adományokat kapott az elmúlt években, így fejlesztése és jövője biztosított,</text:span><text:span text:style-name="T105"> a</text:span><text:span text:style-name="T47">z alkalmazás ingyenes, </text:span><text:span text:style-name="T157">nem szorul rá az ellentmondásos személyes adatgyűjtés</text:span><text:span text:style-name="T158">i</text:span><text:span text:style-name="T157"> gyakorla</text:span><text:span text:style-name="T158">tra</text:span><text:span text:style-name="T157"> </text:span><text:span text:style-name="T105">és természetesen </text:span><text:span text:style-name="T47">semmilyen reklámot nem tartalmaz.</text:span></text:p>
      <text:p text:style-name="P38"><text:span text:style-name="T106">É</text:span><text:span text:style-name="T47">rdeklődőknek a</text:span><text:span text:style-name="T106"> </text:span><text:span text:style-name="T47">Signal protokoll működéséről íme két „mélyvíz” jellegű cikk a készítőktől: </text:span><text:a xlink:type="simple" xlink:href="https://signal.org/blog/advanced-ratcheting/" text:style-name="Internet_20_link" text:visited-style-name="Visited_20_Internet_20_Link">link1</text:a><text:span text:style-name="T47">, </text:span><text:a xlink:type="simple" xlink:href="https://signal.org/docs/specifications/doubleratchet/" text:style-name="Internet_20_link" text:visited-style-name="Visited_20_Internet_20_Link">link2</text:a><text:span text:style-name="T47">, de a Wired nevű internetes újság közérthetőbben mutatja be online cikkében: </text:span><text:a xlink:type="simple" xlink:href="https://www.wired.com/story/signal-encryption-protocol-hacker-lexicon/" text:style-name="Internet_20_link" text:visited-style-name="Visited_20_Internet_20_Link">link</text:a><text:span text:style-name="T47">, bár ez sem könnyű olvasmány.</text:span></text:p>
      <text:h text:style-name="Heading_20_3" text:outline-level="3"/>
      <text:h text:style-name="P42" text:outline-level="3">Mentális drogok</text:h>
      <text:p text:style-name="P34">A <text:span text:style-name="T253">for-profit</text:span><text:span text:style-name="T248"> cégek legfőbb célja, hogy a felhasználók minél többet használják a terméküket, a lehető leg</text:span><text:span text:style-name="T188">jobban</text:span><text:span text:style-name="T250"> </text:span><text:span text:style-name="T248">addiktív legyen – hisz így </text:span><text:span text:style-name="T251">az emberek</text:span><text:span text:style-name="T248"> több adatot „termelnek” magukról, a bőséges „szürethez”, pedig ez kell. Ennek eléréséért a beépített képességek és a felhasználói felület dizájn elemei is úgy vannak megtervezve, hogy mentális függőséget alakítsanak ki. Színes, tudat alatt táplálkozással összekapcsolható elemek is helyt kapnak, mint például a kis piros bogyók amelyek valamilyen újdonságra, értesítésre, új üzenetre utalnak. Ezek a kis, piros, bokrokon növő bogyókra hasonlítanak, amelyek leszedése fontos feladat volt még az ősidőkben. Rá akarunk nyomni, zavar, ha ott marad, de magunk se tudjuk, miért. </text:span><text:span text:style-name="T185">De</text:span><text:span text:style-name="T249"> beszélhetünk a „</text:span><text:span text:style-name="T255">Stories</text:span><text:span text:style-name="T249">” vagy a „</text:span><text:span text:style-name="T255">Last online</text:span><text:span text:style-name="T249">” státuszjelzőkről, </text:span><text:span text:style-name="T175">amelyek</text:span><text:span text:style-name="T249"> nemcsak az internetes zaklatás egy enyhébb, de kellemetlen formáját valósítják meg, de szorongáskeltő hatásuk is bizonyított. </text:span><text:span text:style-name="T185">Egy</text:span><text:span text:style-name="T251"> másik példa: </text:span><text:span text:style-name="T249">Indiában több, erőszakba torkolló tömeges felkelés volt a WhatsApp-on korlátlanul terjedő álhíreknek köszönhetően. A cég ezután külső nyomásra korlátozta a „Továbbítás” funkció egy időben kiválasztható maximális címzettjeinek számát.</text:span></text:p>
      <text:p text:style-name="P34"><text:span text:style-name="T248">Egy non-profit </text:span><text:span text:style-name="T249">cég </text:span><text:span text:style-name="T248">viszont megengedheti magának, hogy a felhasználható </text:span><text:span text:style-name="T249">mentális egészségét szem előtt tartva etikus tervezéssel készítse el a felhasználói felületet és kihagyjon, </text:span><text:span text:style-name="T252">vagy korlátozott formában vezessen be</text:span><text:span text:style-name="T249"> olyan funkciókat, amik bár kedveltek, de egyértelműen szorongáshoz, mentális zavarokhoz vezetnek. Szerencsére a Signal fejlesztése ezek szem előtt tartásával történik. </text:span><text:span text:style-name="T262">Például egyszerre maximum 5 címzettnek tudunk egy üzenetet továbbítani.</text:span><text:span text:style-name="T249"> </text:span><text:span text:style-name="T252">Ez</text:span><text:span text:style-name="T262">ek a korlátok</text:span><text:span text:style-name="T252"> okozhat</text:span><text:span text:style-name="T262">nak</text:span><text:span text:style-name="T252"> csalódottságot azoknál, akik megszokták a </text:span><text:span text:style-name="T177">funkciókat, de attól, hogy valami kedvelt, még lehet nagyon káros..</text:span></text:p>
      <text:h text:style-name="Heading_20_3" text:outline-level="3">Titkosítás</text:h>
      <text:p text:style-name="P23"><text:span text:style-name="T198">A</text:span><text:span text:style-name="T203">hogy korábban említettük </text:span><text:span text:style-name="T198">a</text:span><text:span text:style-name="T199"> Signal – saját fejlesztésű, </text:span><text:span text:style-name="T200">nemzetközi szakmai elismerésnek örvendő – </text:span><text:span text:style-name="T199">végpontok közti </text:span><text:span text:style-name="T201">titkosítását </text:span><text:span text:style-name="T202">(</text:span><text:span text:style-name="T218">S</text:span><text:span text:style-name="T219">ignal protokoll</text:span><text:span text:style-name="T202">) </text:span><text:span text:style-name="T201">beépítették má</text:span><text:span text:style-name="T199">s</text:span><text:span text:style-name="T201"> a</text:span><text:span text:style-name="T199">lkalmazásokba </text:span><text:span text:style-name="T201">is, </text:span><text:span text:style-name="T206">lassan kvázi iparági standard lesz</text:span><text:span text:style-name="T201">.</text:span><text:span text:style-name="T27"> </text:span><text:span text:style-name="T47">Bizony e</text:span><text:span text:style-name="T33">zt </text:span><text:span text:style-name="T47">a technológiát </text:span><text:span text:style-name="T33">használja</text:span><text:span text:style-name="T41"> </text:span><text:span text:style-name="T169">pár éve</text:span><text:span text:style-name="T134"> </text:span><text:span text:style-name="T33">a </text:span><text:span text:style-name="T27">Whats</text:span><text:span text:style-name="T158">A</text:span><text:span text:style-name="T27">pp </text:span><text:span text:style-name="T41">is</text:span><text:span text:style-name="T27">, </text:span><text:span text:style-name="T33">sőt egy kellően kényelmetlenül eldugott beállítás aktiválásával a</text:span><text:span text:style-name="T135">z új</text:span><text:span text:style-name="T33"> Facebook Messenger</text:span><text:span text:style-name="T47">ben</text:span><text:span text:style-name="T33"> is b</text:span><text:span text:style-name="T47">ekapcsolható</text:span><text:span text:style-name="T33">, de csak erősen korlátozott módon. </text:span><text:span text:style-name="T41">A fentiek </text:span><text:span text:style-name="T158">sajnos nem jelenti</text:span><text:span text:style-name="T159">k</text:span><text:span text:style-name="T158"> azt, hogy ezek az </text:span><text:span text:style-name="T170">egyéb </text:span><text:span text:style-name="T158">alkalmazások ne tudnának adatot gyűjteni a használóikról. Ugyan az üzenetekbe </text:span><text:span text:style-name="T160">a titkosítás miatt </text:span><text:span text:style-name="T158">alapesetben nem tudnak belenézni (a mentések</text:span><text:span text:style-name="T186">be</text:span><text:span text:style-name="T158"> már </text:span><text:span text:style-name="T186">igen</text:span><text:span text:style-name="T158">), de a metadatok (kapcsolati háló, ki, kinek, mikor, milyen gyakran üzen) begyűjtését </text:span><text:span text:style-name="T161">továbbra is </text:span><text:span text:style-name="T158">hörcsög módjára űzik. </text:span><text:span text:style-name="T171">A Signal a metaadatokat is titkosítja, így nem képes azok gyűjtésére.</text:span></text:p>
      <text:p text:style-name="P29"><text:span text:style-name="T97">Említettük, hogy a cég nem képes adatokat kiadni a felhasználóiról. E</text:span><text:span text:style-name="T88">nnek éles „próbája” már meg is történt </text:span><text:span text:style-name="T89">egy </text:span><text:span text:style-name="T88">amerikai b</text:span><text:span text:style-name="T95">írósági</text:span><text:span text:style-name="T89"> eljárásban </text:span><text:span text:style-name="T88">pár éve, </text:span><text:span text:style-name="T97">ahol a bíró </text:span><text:span text:style-name="T96">kötelezt</text:span><text:span text:style-name="T97">e az </text:span><text:span text:style-name="T186">akkor még „</text:span><text:span text:style-name="T97">Open Whisper Systems” </text:span><text:span text:style-name="T186">néven futó </text:span><text:span text:style-name="T136">céget</text:span><text:span text:style-name="T97"> </text:span><text:span text:style-name="T96">egy felhasználó adatainak átadására – </text:span><text:span text:style-name="T97">ők </text:span><text:span text:style-name="T96">ezt meg is tették: az összes i</text:span><text:span text:style-name="T109">nformáció</text:span><text:span text:style-name="T96">, amit k</text:span><text:span text:style-name="T97">i tudtak nyerni </text:span><text:span text:style-name="T109">az általuk – </text:span><text:span text:style-name="T110">a működéshez szükséges – </text:span><text:span text:style-name="T111">minimális </text:span><text:span text:style-name="T109">tárolt adatokból, </text:span><text:span text:style-name="T112">az </text:span><text:span text:style-name="T109">egy nagyon általános megállapítás </text:span><text:span text:style-name="T96">volt: „Igen, ez az ember ezzel a telefonszámmal </text:span><text:span text:style-name="T107">valóban </text:span><text:span text:style-name="T96">használja a Signal </text:span><text:span text:style-name="T109">alkalmazást</text:span><text:span text:style-name="T96">”. </text:span><text:span text:style-name="T108">Semmi mást.</text:span></text:p>
      <text:p text:style-name="P32"><text:span text:style-name="T41">A </text:span><text:span text:style-name="T47">Signal (gyerekkori nevén TextSecure) akkor kapta az első nagy pozitív lökést, mikor </text:span><text:span text:style-name="T27">Edward Snowden – </text:span><text:span text:style-name="T149">a korábban említett </text:span><text:span text:style-name="T33">híres </text:span><text:span text:style-name="T53">amerikai </text:span><text:span text:style-name="T47">kiszivárogtató </text:span><text:span text:style-name="T54">– </text:span><text:span text:style-name="T47">megjegyezte, hogy ő is ez</text:span><text:span text:style-name="T150">zel</text:span><text:span text:style-name="T47"> kommunikál </text:span><text:span text:style-name="T54">ismerőseivel, valamint az újságírókkal, akiknek a titkos kormányzati lehallgatásokról szóló bizonyítékait </text:span><text:span text:style-name="T113">2013-ban </text:span><text:span text:style-name="T54">eljut</text:span><text:span text:style-name="T118">t</text:span><text:span text:style-name="T54">atta</text:span><text:span text:style-name="T47">. További érdekesség, hogy 2016-ban mind a</text:span><text:span text:style-name="T27"> Demokrata-, </text:span><text:span text:style-name="T47">mind a</text:span><text:span text:style-name="T27"> Republikánus párt </text:span><text:span text:style-name="T118">kampány</text:span><text:span text:style-name="T47">stábja annyira félt </text:span><text:span text:style-name="T48">a </text:span><text:span text:style-name="T47">lehallgatá</text:span><text:span text:style-name="T73">stól, </text:span><text:span text:style-name="T162">hogy</text:span><text:span text:style-name="T73"> </text:span><text:span text:style-name="T47">Signalt </text:span><text:span text:style-name="T172">kezdtek </text:span><text:span text:style-name="T47">használ</text:span><text:span text:style-name="T172">ni</text:span><text:span text:style-name="T47"> belső kommunikációra </text:span><text:span text:style-name="T48">– egyedül ezt az alkalmazást ítélték megbízhatónak</text:span><text:span text:style-name="T47">. </text:span><text:span text:style-name="T142">2019 decemberében pedig a titkosítást nyíltan betiltani kívánó brit Konzervatív párt képviselői tértek át Whatsappról Signalra – ami talán nevezhető képmutatásnak annak fényében, hogy előtte mit szorgalmaztak az ország „védelme érdekében”.</text:span></text:p>
      <text:p text:style-name="P25"><text:span text:style-name="T47">M</text:span><text:span text:style-name="T11">agyarország</text:span><text:span text:style-name="T54">i </text:span><text:span text:style-name="T143">publikus </text:span><text:span text:style-name="T54">példa is akad:</text:span><text:span text:style-name="T11"> a </text:span><text:span text:style-name="T216">Telex</text:span><text:span text:style-name="T207">.</text:span><text:span text:style-name="T217">hu</text:span><text:span text:style-name="T11"> fenn</text:span><text:span text:style-name="T54">tart</text:span><text:span text:style-name="T11"> egy telefonszámot, amire</text:span><text:span text:style-name="T74"> </text:span><text:span text:style-name="T11">Signal üzenetet küldhet bárki, amennyiben érzékeny információkat akarna eljuttatni az újság számára (+36 </text:span><text:span text:style-name="T155">70 640 0003</text:span><text:span text:style-name="T11">).</text:span></text:p>
      <text:h text:style-name="Heading_20_3" text:outline-level="3"><text:soft-page-break/>Átszokás…?</text:h>
      <text:p text:style-name="P20">„Na jó, de akkor most töröljem le a Whatsappot, ne máár…!?”</text:p>
      <text:p text:style-name="P33"><text:span text:style-name="T54">Nem, </text:span><text:span text:style-name="T56">nem</text:span><text:span text:style-name="T54"> kell </text:span><text:span text:style-name="T187">rögtön </text:span><text:span text:style-name="T54">letörölni, a jó módszer itt is a lassú átszokás. Kezdjük el használni párhuzamosan </text:span><text:span text:style-name="T55">a Signalt a többi alkalmazással</text:span><text:span text:style-name="T54">, kérjük ismerőseinket, hogy inkább azon kommunikáljanak velünk, aztán... ha elértünk egy kritikus tömeget és képesek vagyunk elszakadni a </text:span><text:span text:style-name="T55">régi platform</text:span><text:span text:style-name="T56">ok</text:span><text:span text:style-name="T55">tól</text:span><text:span text:style-name="T54">, akkor törölhetjük magunkat </text:span><text:span text:style-name="T114">egy-egy</text:span><text:span text:style-name="T54">, vagy több </text:span><text:span text:style-name="T75">régi </text:span><text:span text:style-name="T54">a</text:span><text:span text:style-name="T55">lkalmazásból is</text:span><text:span text:style-name="T54">. Ilyenkor tudassuk ismerőseinkkel, hogy ha </text:span><text:span text:style-name="T55">továbbra is </text:span><text:span text:style-name="T54">el akarnak érni, akkor ezt az alkalmazást telepítsék </text:span><text:span text:style-name="T56">–</text:span><text:span text:style-name="T54"> </text:span><text:span text:style-name="T76">e</text:span><text:span text:style-name="T56">z működni szokott</text:span><text:span text:style-name="T54">. </text:span><text:span text:style-name="T173">A WhatsApp „Stories” funkciójába kitett közlemény az átállásról, vagy a Signal </text:span><text:a xlink:type="simple" xlink:href="https://twitter.com/signalapp/status/1347309781564813312" text:style-name="Internet_20_link" text:visited-style-name="Visited_20_Internet_20_Link">csoportmeghívó link funkciója</text:a><text:span text:style-name="T173"> nagyban megkönnyítheti ez</text:span><text:span text:style-name="T174">t.</text:span></text:p>
      <text:p text:style-name="P33"><text:span text:style-name="T55">Nehéz pár szóban </text:span><text:span text:style-name="T77">megválaszolni</text:span><text:span text:style-name="T55"> az ilyenkor sablonszerűen jövő megszokott kérdéseket („</text:span><text:span text:style-name="T214">Minek váltsak? Nem vagyok paranoid, nincs titkom, nincs mit titkolnom</text:span><text:span text:style-name="T55">” </text:span><text:span text:style-name="T47">–</text:span><text:span text:style-name="T55"> <text:s/></text:span><text:span text:style-name="T56">lásd a cikksorozat első részét</text:span><text:span text:style-name="T55">) – </text:span><text:span text:style-name="T137">i</text:span><text:span text:style-name="T78">lyenkor s</text:span><text:span text:style-name="T119">egíthet</text:span><text:span text:style-name="T55"> pár kulcsmondatot akár ebből a cikksorozatból </text:span><text:span text:style-name="T78">is</text:span><text:span text:style-name="T55">. </text:span><text:span text:style-name="T56">Ez az az </text:span><text:span text:style-name="T119">említett </text:span><text:span text:style-name="T56">ideiglenes kellemetlenség, amivel meg kell küzdenünk – a saját kényelmünk és megszokásunk után másokéval is szembesülhetünk. De ne adjuk fel, mert fontos az ügy, a kellemetlenség pedig nem tart soká.</text:span></text:p>
      <text:p text:style-name="P31"><text:span text:style-name="T56">P</text:span><text:span text:style-name="T11">ikáns adalékként érkezett 2021 januárjában a WhatsApp alkalmazásban felugró jogi beleegyezést sürgető értesítés, mely ahhoz kér engedélyt, hogy a felhasználó egyezzen bele minden WhatsAppból származó személyes adatának átadásába a Facebook számára – akkor is, ha nincs Facebook azonosítója (ilyenkor egy "árnyék profil" készül róla). Ha nem fogadja el, pár héten belül törlik a regisztrációját. </text:span></text:p>
      <text:p text:style-name="P31"><text:span text:style-name="T11">A felháborodás meglepően </text:span><text:span text:style-name="T156">elsöprő</text:span><text:span text:style-name="T11"> volt, tömegek kezdek alternatívát keresni. A Facebook </text:span><text:span text:style-name="T156">lépése a saját szempontjából érthető volt, elérkezettnek láthatta az időt, hogy a WhatsApp 2014-es bekebelezésére kiadott pénzt (</text:span><text:span text:style-name="T236">19 milliárd</text:span><text:span text:style-name="T156"> dollár) valahogy elkezdje visszahozni. Ez pedig a felhasználói adatok „leszüretelését” és a profil alapú célzott reklámok WhatsAppba való beillesztését jelenti.</text:span></text:p>
      <text:p text:style-name="P43">A Signal felhasználói bázisa pár nap alatt növekedett a többszörösére (valahol 50 és 100 millió között <text:span text:style-name="T245">járt</text:span> 2021. január végén). Ú<text:span text:style-name="T245">gy tűnik lassan kezd megjelenni az átlagemberek gondolkodásában is a tudatosság és kezd gyökeret verni az eddig elhesegetett privacy fontossága.</text:span></text:p>
      <text:p text:style-name="P31"/>
      <text:h text:style-name="Heading_20_3" text:outline-level="3">Mitől véd és mitől nem?</text:h>
      <text:p text:style-name="Text_20_body">A továbbított adatok (<text:span text:style-name="T254">Data-in-Transit</text:span>) és a tárolt adatok (<text:span text:style-name="T254">Data-at-Rest</text:span>) védelme két külön dolog.</text:p>
      <text:p text:style-name="Text_20_body">A Signal <text:span text:style-name="T259">csevegőprogram </text:span><text:span text:style-name="T254">Data-in-Transit</text:span> szinten nyújt védelmet a végpontok közti titkosítás (E2EE) segítségével. <text:span text:style-name="T260">E</text:span><text:span text:style-name="T256">z azt jelenti, hogy a védelem </text:span>onnan <text:span text:style-name="T256">kezdve él</text:span>, hogy üzenetü<text:span text:style-name="T256">nk</text:span> elhagyja a telefon<text:span text:style-name="T256">unk és ott ért véget mikor </text:span>megérkezik a címzetthez. Menet közben, míg áthalad az internet sok-sok szerverén és netszolgáltatóján, addig a jelenleg törhetetlen titkosítása miatt nem lehetséges belenézni, sem metaadatot gyűjteni belőle (ki küldte kinek, stb).</text:p>
      <text:p text:style-name="Text_20_body">Viszont a telefon<text:span text:style-name="T257">unkon</text:span> levő üzenet-adatbázis (<text:span text:style-name="T254">Data-at-Rest</text:span>) ugyan titkosítva van, de a nyitó kulcsa is magán a fizikai telefonon van (hiszen valahogy vissza kell fejteni hogy lás<text:span text:style-name="T257">suk</text:span>). A jobb telefonok háttértára – amin minden <text:span text:style-name="T179">program, </text:span>adat é<text:span text:style-name="T257">s</text:span> adatbázis van – titkosí<text:span text:style-name="T257">tott </text:span>(<text:span text:style-name="T257">ilyen </text:span>minden iPhone) és csak a jelkód<text:span text:style-name="T258">unk</text:span>, <text:span text:style-name="T258">arcképünk, </text:span>vagy ujj<text:span text:style-name="T258">l</text:span>enyomat<text:span text:style-name="T258">unk</text:span> oldja fel. Így <text:span text:style-name="T258">tehát csak </text:span>akkor tudnak hozzáférni az adatokhoz, ha fizikailag megszerzik a telefon<text:span text:style-name="T258">t</text:span> ÉS feloldják (tudják a jelkódo<text:span text:style-name="T258">t</text:span>, vagy rányomják <text:span text:style-name="T258">erőszakkal </text:span>az ujjlenyomat<text:span text:style-name="T258">unk</text:span>). Az Androidos telefonok közül még nem mindegyik háttértára titkosított – ezeknél ha megszerzik fizikailag a telefont, akkor elvileg hozzá lehet férni megfelelő kütyükkel.</text:p>
      <text:p text:style-name="Text_20_body">Tehát: használj<text:span text:style-name="T258">unk</text:span> E2EE üzenetküldőt ÉS vigyázz<text:span text:style-name="T258">unk</text:span> fizikailag telefon<text:span text:style-name="T258">unkra, </text:span><text:span text:style-name="T261">mert a fizikai hozzáféréstől a cevegőprogram nem véd – nem is arra lett kitalálva</text:span>. <text:span text:style-name="T261">Viszont a</text:span><text:span text:style-name="T180"> paranoia nem indokolt:</text:span> egy átlagember telefonját nem fogják ellopás után <text:span text:style-name="T258">adatokért </text:span>hekkelni, <text:span text:style-name="T258">ez</text:span> iszonyú idő és energia, <text:span text:style-name="T258">továbbá</text:span> szakértelem<text:span text:style-name="T258">et is igényel</text:span>, meg minek ugye... Inkább törlik és eladják a Blaha aluljáróban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15T23:45:52.649792648</dc:date>
    <meta:editing-duration>P8DT1H9M56S</meta:editing-duration>
    <meta:editing-cycles>281</meta:editing-cycles>
    <meta:generator>LibreOffice/7.0.4.2$MacOSX_X86_64 LibreOffice_project/dcf040e67528d9187c66b2379df5ea4407429775</meta:generator>
    <meta:document-statistic meta:table-count="0" meta:image-count="0" meta:object-count="0" meta:page-count="6" meta:paragraph-count="57" meta:word-count="2855" meta:character-count="21363" meta:non-whitespace-character-count="18511"/>
  </office:meta>
</office:document-meta>
</file>